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fa0" officeooo:paragraph-rsid="001c5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sheet : <text:a xlink:type="simple" xlink:href="https://docs.google.com/spreadsheets/d/1Dk5WppIhvg_BM7CzaR6dg0EuFMjN6TunZnu_d2Np5s8/edit#gid=0" text:style-name="Internet_20_link" text:visited-style-name="Visited_20_Internet_20_Link">https://docs.google.com/spreadsheets/d/1Dk5WppIhvg_BM7CzaR6dg0EuFMjN6TunZnu_d2Np5s8/edit#gid=0</text:a> </text:p>
      <text:p text:style-name="P1"/>
      <text:p text:style-name="P1">Folder: /home/neelchoksi19bce0990/Documents/S/GYB_vid2_GrowYourBusiness/Landing Page(Company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3:44:17.412938007</meta:creation-date>
    <meta:generator>LibreOffice/7.2.7.2$Linux_X86_64 LibreOffice_project/20$Build-2</meta:generator>
    <dc:date>2022-07-24T23:46:01.418588776</dc:date>
    <meta:editing-duration>PT1M44S</meta:editing-duration>
    <meta:editing-cycles>1</meta:editing-cycles>
    <meta:document-statistic meta:table-count="0" meta:image-count="0" meta:object-count="0" meta:page-count="1" meta:paragraph-count="2" meta:word-count="7" meta:character-count="204" meta:non-whitespace-character-count="197"/>
  </office:meta>
</office:document-meta>
</file>